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0.949cm" style:rel-column-width="3658*"/>
    </style:style>
    <style:style style:name="表3.B" style:family="table-column">
      <style:table-column-properties style:column-width="10.384cm" style:rel-column-width="40029*"/>
    </style:style>
    <style:style style:name="表3.C" style:family="table-column">
      <style:table-column-properties style:column-width="5.667cm" style:rel-column-width="2184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style:font-name="メイリオ" fo:font-size="13pt" style:font-name-asian="メイリオ" style:font-size-asian="13pt" style:font-size-complex="13pt"/>
    </style:style>
    <style:style style:name="P14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2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3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34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6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---------------------------------------</text:p>
      <text:p text:style-name="P3">2020年4月19日23:43:15</text:p>
      <text:p text:style-name="P3"/>
      <text:p text:style-name="P3"><text:tab/>https://eman-physics.net/relativity/ext_geo.html<text:tab/>測地線の方程式の展開</text:p>
      <text:p text:style-name="P3"/>
      <text:p text:style-name="P3"/>
      <text:p text:style-name="P3"><text:tab/>next</text:p>
      <text:p text:style-name="P3"><text:tab/><text:tab/>eman : https://eman-physics.net/relativity/variant.html<text:tab/>反変ベクトル・共変ベクトル</text:p>
      <text:p text:style-name="P3"><text:tab/><text:tab/>https://www.matrixdisclosure.com/nikola-tesla-dynamic-theory-gravity/</text:p>
      <text:p text:style-name="P3"><text:tab/><text:tab/><text:tab/>https://duckduckgo.com/?q=ufo+relativity&amp;t=opera&amp;ia=web</text:p>
      <text:p text:style-name="P3"><text:tab/><text:tab/></text:p>
      <text:p text:style-name="P3"><text:tab/><text:tab/>]23:44:46</text:p>
      <text:p text:style-name="P3"/>
      <text:p text:style-name="P3"/>
      <text:p text:style-name="P3">------------------------------------------</text:p>
      <text:p text:style-name="P3">2020年4月21日14:44:59</text:p>
      <text:p text:style-name="P3"/>
      <text:p text:style-name="P3"><text:tab/>#https://www.matrixdisclosure.com/nikola-tesla-dynamic-theory-gravity/<text:tab/>:d-1</text:p>
      <text:p text:style-name="P3"><text:tab/><text:tab/>field effect<text:tab/>:w</text:p>
      <text:p text:style-name="P3"><text:tab/><text:tab/>#2<text:tab/>Initially developed</text:p>
      <text:p text:style-name="P3"><text:tab/><text:tab/>#3<text:tab/>Tesla published a prepared statement</text:p>
      <text:p text:style-name="P3"><text:tab/><text:tab/>#4<text:tab/>straightening out the curves. </text:p>
      <text:p text:style-name="P3"><text:tab/><text:tab/>#5<text:tab/>It is important to correctly comprehend</text:p>
      <text:p text:style-name="P3"><text:soft-page-break/><text:tab/></text:p>
      <text:p text:style-name="P3"><text:tab/>https://teslaresearch.jimdofree.com/dynamic-theory-of-gravity/<text:tab/>:d-2, M-2</text:p>
      <text:p text:style-name="P3"><text:tab/><text:tab/>#1<text:tab/> <text:tab/>that condensed into solid matter. </text:p>
      <text:p text:style-name="P3"><text:tab/><text:tab/>#2(1)<text:tab/>Mr. Tesla's vision: How the</text:p>
      <text:p text:style-name="P3"><text:tab/><text:tab/>#3(1)<text:tab/>"The primary substance, thrown</text:p>
      <text:p text:style-name="P3"><text:tab/><text:tab/>#4(1)<text:tab/>"According to an adopted theory</text:p>
      <text:p text:style-name="P3"><text:tab/><text:tab/>#5<text:tab/> In the 19th Century, scientists</text:p>
      <text:p text:style-name="P3"><text:tab/><text:tab/>#6<text:tab/> Hertz showed that moving </text:p>
      <text:p text:style-name="P3"><text:tab/><text:tab/>#7<text:tab/> On the book ‘Universe and</text:p>
      <text:p text:style-name="P3"/>
      <text:p text:style-name="P3"><text:tab/>next</text:p>
      <text:p text:style-name="P3"><text:tab/><text:tab/>cont. : M-2 (==&gt; see memo)</text:p>
      <text:p text:style-name="P3"><text:tab/></text:p>
      <text:p text:style-name="P3"><text:tab/>]15:57:40</text:p>
      <text:p text:style-name="P2"/>
      <text:p text:style-name="P5"/>
      <text:p text:style-name="P4"><text:span text:style-name="T1">24_11</text:span>--------------------------------------------------------------------</text:p>
      <text:p text:style-name="P7">res free# JVEMV6 37# 24_3 / 37. miscs / 24. UFO-science / 20200430_174122</text:p>
      <text:p text:style-name="P5"/>
      <text:p text:style-name="P4">[do] <text:span text:style-name="T3">#_ </text:span></text:p>
      <text:list xml:id="list3559790875854017450" text:style-name="L1">
        <text:list-item>
          <text:p text:style-name="P16">REVIEW </text:p>
        </text:list-item>
        <text:list-item>
          <text:p text:style-name="P16">TASK-1</text:p>
          <text:list>
            <text:list-item>
              <text:list>
                <text:list-item>
                  <text:list>
                    <text:list-item>
                      <text:p text:style-name="P21">#1<text:tab/> <text:tab/>that condensed into solid matter. </text:p>
                    </text:list-item>
                    <text:list-item>
                      <text:p text:style-name="P21">#2(1)<text:tab/>Mr. Tesla's vision: How the</text:p>
                    </text:list-item>
                    <text:list-item>
                      <text:p text:style-name="P21">#3(1)<text:tab/>"The primary substance, thrown</text:p>
                    </text:list-item>
                    <text:list-item>
                      <text:p text:style-name="P21"><text:soft-page-break/>#4(1)<text:tab/>"According to an adopted theory</text:p>
                    </text:list-item>
                    <text:list-item>
                      <text:p text:style-name="P21">#5<text:tab/> In the 19th Century, scientists</text:p>
                    </text:list-item>
                    <text:list-item>
                      <text:p text:style-name="P21">#6<text:tab/> Hertz showed that moving </text:p>
                    </text:list-item>
                    <text:list-item>
                      <text:p text:style-name="P21">#7<text:tab/> On the book ‘Universe and</text:p>
                    </text:list-item>
                  </text:list>
                </text:list-item>
              </text:list>
            </text:list-item>
            <text:list-item>
              <text:p text:style-name="P16">T-1.1</text:p>
              <text:list>
                <text:list-item>
                  <text:p text:style-name="P21">#7<text:tab/> On the book ‘Universe and</text:p>
                </text:list-item>
                <text:list-item>
                  <text:p text:style-name="P21">#8<text:tab/>How does it come about that </text:p>
                </text:list-item>
              </text:list>
            </text:list-item>
          </text:list>
        </text:list-item>
      </text:list>
      <text:p text:style-name="P11"/>
      <text:p text:style-name="P4">[next]</text:p>
      <text:list xml:id="list7777534950701555141" text:style-name="L2">
        <text:list-item>
          <text:p text:style-name="P25">TASK : M-2 : #8</text:p>
        </text:list-item>
      </text:list>
      <text:p text:style-name="P4">[further]</text:p>
      <text:list xml:id="list8819420969982805134" text:style-name="L3">
        <text:list-item>
          <text:p text:style-name="P26"/>
        </text:list-item>
      </text:list>
      <text:p text:style-name="P9"><text:line-break/><text:span text:style-name="T4">[/ XXX] 20200430_174020</text:span></text:p>
      <text:p text:style-name="P10"/>
      <text:p text:style-name="P2"/>
      <text:p text:style-name="P5"/>
      <text:p text:style-name="P4"><text:span text:style-name="T1">24_X</text:span>--------------------------------------------------------------------</text:p>
      <text:p text:style-name="P7">res free# JVEMV6 37# 24_4 / 37. miscs / 24. UFO-science / 20200505_172653</text:p>
      <text:p text:style-name="P4"/>
      <text:p text:style-name="P4">[do] <text:span text:style-name="T3">#_ </text:span></text:p>
      <text:list xml:id="list7981595176005800086" text:style-name="L4">
        <text:list-item>
          <text:p text:style-name="P17">REVIEW </text:p>
        </text:list-item>
        <text:list-item>
          <text:p text:style-name="P17">TASK-1 : M-2 : #8</text:p>
          <text:list>
            <text:list-item>
              <text:p text:style-name="P23">#8<text:tab/>How does it come about that </text:p>
              <text:list>
                <text:list-item>
                  <text:p text:style-name="P23"><text:soft-page-break/>the undulatory theory<text:tab/>:w</text:p>
                </text:list-item>
              </text:list>
            </text:list-item>
            <text:list-item>
              <text:p text:style-name="P23">#9<text:tab/>In modern physics, gravitational waves </text:p>
            </text:list-item>
            <text:list-item>
              <text:p text:style-name="P23">#10 Statement of Tesla Relating to Force and Matter - Uknown - April 15, 1932: </text:p>
            </text:list-item>
          </text:list>
        </text:list-item>
      </text:list>
      <text:p text:style-name="P11"/>
      <text:p text:style-name="P4">[next]</text:p>
      <text:list xml:id="list1120657093199242741" text:style-name="L10">
        <text:list-item>
          <text:p text:style-name="P18">TASK : M-2 : 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<text:list>
            <text:list-item>
              <text:p text:style-name="P18">#10<text:tab/>“<text:span text:style-name="T2"> Statement of Tesla Relating to Force and Matter - Uknown - April 15, 1932: </text:span>”</text:p>
            </text:list-item>
          </text:list>
        </text:list-item>
      </text:list>
      <text:p text:style-name="P4">[further]</text:p>
      <text:list xml:id="list5316654062669184577" text:style-name="L6">
        <text:list-item>
          <text:p text:style-name="P27"/>
        </text:list-item>
      </text:list>
      <text:p text:style-name="P9"><text:line-break/><text:span text:style-name="T4">[/ XXX] 20200505_180526</text:span></text:p>
      <text:p text:style-name="P9"/>
      <text:p text:style-name="P4"><text:span text:style-name="T6">@@@</text:span></text:p>
      <text:p text:style-name="P5"/>
      <text:p text:style-name="P4"><text:span text:style-name="T1">24_4</text:span>--------------------------------------------------------------------</text:p>
      <text:p text:style-name="P7">res free# JVEMV6 37# 24_5 / 37. miscs / 24. UFO-science / XXX</text:p>
      <text:p text:style-name="P4"/>
      <text:p text:style-name="P4">[do] <text:span text:style-name="T3">#_ </text:span></text:p>
      <text:list xml:id="list1215216644357625709" text:style-name="L13">
        <text:list-item>
          <text:p text:style-name="P19">REVIEW </text:p>
        </text:list-item>
        <text:list-item>
          <text:p text:style-name="P19">TASK-1</text:p>
          <text:list>
            <text:list-item>
              <text:p text:style-name="P19">T-1.1</text:p>
            </text:list-item>
          </text:list>
        </text:list-item>
        <text:list-item>
          <text:p text:style-name="P19"/>
        </text:list-item>
      </text:list>
      <text:p text:style-name="P4"><text:soft-page-break/></text:p>
      <text:p text:style-name="P4">[next]</text:p>
      <text:list xml:id="list2013516948873571832" text:style-name="L11">
        <text:list-item>
          <text:p text:style-name="P30">TASK</text:p>
        </text:list-item>
      </text:list>
      <text:p text:style-name="P4">[further]</text:p>
      <text:list xml:id="list166571940693588591" text:style-name="L12">
        <text:list-item>
          <text:p text:style-name="P31"/>
        </text:list-item>
      </text:list>
      <text:p text:style-name="P9"><text:line-break/><text:span text:style-name="T4">[/ XXX] </text:span></text:p>
      <text:p text:style-name="P9"/>
      <text:p text:style-name="P5"/>
      <text:p text:style-name="P3">----------------------------------------- [TEMPLATE] 20200430_172130</text:p>
      <text:p text:style-name="P4"><text:span text:style-name="T1">24_X</text:span>--------------------------------------------------------------------</text:p>
      <text:p text:style-name="P7">res free# JVEMV6 37# 24_X / 37. miscs / 24. UFO-science / XXX</text:p>
      <text:p text:style-name="P4"/>
      <text:p text:style-name="P4">[do] <text:span text:style-name="T3">#_ </text:span></text:p>
      <text:list xml:id="list38297728" text:continue-list="list7981595176005800086" text:style-name="L4">
        <text:list-item>
          <text:p text:style-name="P17">REVIEW </text:p>
        </text:list-item>
        <text:list-item>
          <text:p text:style-name="P17">TASK-1</text:p>
        </text:list-item>
        <text:list-item>
          <text:p text:style-name="P17">T-1.1</text:p>
        </text:list-item>
        <text:list-item>
          <text:p text:style-name="P17"/>
        </text:list-item>
      </text:list>
      <text:p text:style-name="P4"/>
      <text:p text:style-name="P4">[next]</text:p>
      <text:list xml:id="list280501514174704658" text:style-name="L7">
        <text:list-item>
          <text:p text:style-name="P28">TASK</text:p>
        </text:list-item>
      </text:list>
      <text:p text:style-name="P4">[further]</text:p>
      <text:list xml:id="list8807853889383427255" text:style-name="L8">
        <text:list-item>
          <text:p text:style-name="P29"/>
        </text:list-item>
      </text:list>
      <text:p text:style-name="P9"><text:line-break/><text:span text:style-name="T4">[/ XXX] </text:span></text:p>
      <text:p text:style-name="P9"><text:soft-page-break/></text:p>
      <text:p text:style-name="P6"/>
      <text:p text:style-name="P4">/ <text:span text:style-name="T2">------------------------------- [TEMPLATE] 20200430_172130 /</text:span></text:p>
      <text:p text:style-name="P3">------------------------------------------ DOCS (Materials)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<text:a xlink:type="simple" xlink:href="https://www.matrixdisclosure.com/nikola-tesla-dynamic-theory-gravity/" text:style-name="Internet_20_link" text:visited-style-name="Visited_20_Internet_20_Link">https://www.matrixdisclosure.com/nikola-tesla-dynamic-theory-gravity/</text:a><text:span text:style-name="T5"> </text:span></text:p>
          </table:table-cell>
          <table:table-cell table:style-name="表3.C1" office:value-type="string">
            <text:p text:style-name="P12">2020年4月21日15:14:05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2">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    </table:table-cell>
          <table:table-cell table:style-name="表3.C2" office:value-type="string">
            <text:p text:style-name="P12">2020年4月21日15:18:35</text:p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p text:style-name="P14"/>
          </table:table-cell>
        </table:table-row>
      </table:table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list xml:id="list4316715217513211194" text:style-name="L9">
        <text:list-item>
          <text:p text:style-name="P22">tesla gravity<text:tab/>2020年4月21日15:14:39</text:p>
          <text:list>
            <text:list-item>
              <text:p text:style-name="P22"><text:soft-page-break/>https://duckduckgo.com/?q=tesla+gravity&amp;t=h_&amp;ia=web</text:p>
            </text:list-item>
          </text:list>
        </text:list-item>
        <text:list-item>
          <text:p text:style-name="P22"/>
        </text:list-item>
      </text:list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4 : UFO-science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7"/>
      <text:p text:style-name="P7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05T18:06:49.34</dc:date>
    <dc:creator>iwabuchi ken</dc:creator>
    <meta:editing-duration>PT3H43M25S</meta:editing-duration>
    <meta:editing-cycles>45</meta:editing-cycles>
    <meta:generator>OpenOffice/4.1.3$Win32 OpenOffice.org_project/413m1$Build-9783</meta:generator>
    <meta:document-statistic meta:table-count="3" meta:image-count="0" meta:object-count="0" meta:page-count="7" meta:paragraph-count="113" meta:word-count="476" meta:character-count="3584"/>
  </office:meta>
</office:document-meta>
</file>